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520833333333335in"/>
    </style:style>
    <style:style style:name="co3" style:family="table-column">
      <style:table-column-properties fo:break-before="auto" style:column-width="1.7916666666666667in"/>
    </style:style>
    <style:style style:name="co4" style:family="table-column">
      <style:table-column-properties fo:break-before="auto" style:column-width="1.65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Total IBR Agencies</text:p>
          </table:table-cell>
          <table:table-cell table:style-name="ce21" office:value-type="string">
            <text:p>Total Summary Agencies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616">
            <text:p>61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3522">
            <text:p>3522</text:p>
          </table:table-cell>
        </table:table-row>
        <table:table-row table:style-name="ro2">
          <table:table-cell table:style-name="ce21" office:value-type="string">
            <text:p>Aggravated Assaults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7545">
            <text:p>7545</text:p>
          </table:table-cell>
          <table:table-cell table:style-name="ce21" office:value-type="float" office:value="4033">
            <text:p>403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17112">
            <text:p>17112</text:p>
          </table:table-cell>
          <table:table-cell table:style-name="ce21" office:value-type="float" office:value="12668">
            <text:p>1266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90473">
            <text:p>90473</text:p>
          </table:table-cell>
          <table:table-cell table:style-name="ce21" office:value-type="float" office:value="67285">
            <text:p>6728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8289">
            <text:p>8289</text:p>
          </table:table-cell>
          <table:table-cell table:style-name="ce21" office:value-type="float" office:value="7831">
            <text:p>783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922">
            <text:p>922</text:p>
          </table:table-cell>
          <table:table-cell table:style-name="ce21" office:value-type="float" office:value="765">
            <text:p>76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999">
            <text:p>1999</text:p>
          </table:table-cell>
          <table:table-cell table:style-name="ce21" office:value-type="float" office:value="128106">
            <text:p>128106</text:p>
          </table:table-cell>
          <table:table-cell table:style-name="ce21" office:value-type="float" office:value="96894">
            <text:p>96894</text:p>
          </table:table-cell>
        </table:table-row>
        <table:table-row table:style-name="ro2">
          <table:table-cell table:style-name="ce21" table:number-columns-spanned="4" table:number-rows-spanned="1" office:value-type="string">
            <text:p>Although we do not advocate adding two reporting systems in order to obtain a statewide total crime count for Virginia, we are providing the above crime counts in the two systems. These are the eight crimes contained in both systems; however, the summary system counts only the highest crime in an incident and the IBR system counts all offenses in an incident to a maximum of ten. For the offenses against a person in the IBR system, victim counts are recorded here instead of offense counts to be comparable to the data in the summary system.</text:p>
          </table:table-cell>
          <table:covered-table-cell table:number-columns-repeated="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